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4mm"/>
    </style:style>
    <style:style style:name="co2" style:family="table-column">
      <style:table-column-properties fo:break-before="auto" style:column-width="126.2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6.12mm"/>
    </style:style>
    <style:style style:name="co5" style:family="table-column">
      <style:table-column-properties fo:break-before="auto" style:column-width="103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>
        <table:iteration table:maximum-difference="0.0001"/>
      </table:calculation-settings>
      <table:table table:name="Catalog Export Import XML Spec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9" table:default-cell-style-name="ce4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Xpath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Max Allowe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3" table:number-columns-repeated="9"/>
          <table:table-cell table:style-name="ce5" table:number-columns-repeated="1009"/>
        </table:table-row>
        <table:table-row table:style-name="ro1">
          <table:table-cell office:value-type="string" calcext:value-type="string">
            <text:p>catalog</text:p>
          </table:table-cell>
          <table:table-cell office:value-type="string" calcext:value-type="string">
            <text:p>/catalo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atalog contain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/catalog/categori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list of categor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/catalog/categories/categ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details describing a catego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categories/category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tegory id, unique identification for a catego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/catalog/categories/category/nam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tegory na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Active</text:p>
          </table:table-cell>
          <table:table-cell office:value-type="string" calcext:value-type="string">
            <text:p>/catalog/categories/category/isActiv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category is acti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Root</text:p>
          </table:table-cell>
          <table:table-cell office:value-type="string" calcext:value-type="string">
            <text:p>/catalog/categories/category/isRoot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category is a top level catego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/catalog/categories/category/description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bes a category, HTML tags could be pres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Keywords</text:p>
          </table:table-cell>
          <table:table-cell office:value-type="string" calcext:value-type="string">
            <text:p>/catalog/categories/category/metaKeywords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ta keywords primarily for SEO purpo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Description</text:p>
          </table:table-cell>
          <table:table-cell office:value-type="string" calcext:value-type="string">
            <text:p>/catalog/categories/category/metaDescription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ta description primarily for SEO purpos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geTitle</text:p>
          </table:table-cell>
          <table:table-cell office:value-type="string" calcext:value-type="string">
            <text:p>/catalog/categories/category/pageTitl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ta information primarily for display in the browser’s title bar when this category is being viewe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ageUrl</text:p>
          </table:table-cell>
          <table:table-cell office:value-type="string" calcext:value-type="string">
            <text:p>/catalog/categories/category/imageUrl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rl to the image to be shown in category p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yRelations</text:p>
          </table:table-cell>
          <table:table-cell office:value-type="string" calcext:value-type="string">
            <text:p>/catalog/categoryRel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list of category rel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yRelation</text:p>
          </table:table-cell>
          <table:table-cell office:value-type="string" calcext:value-type="string">
            <text:p>/catalog/categoryRelations/categoryRel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details describing a category re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entId</text:p>
          </table:table-cell>
          <table:table-cell office:value-type="string" calcext:value-type="string">
            <text:p>/catalog/categoryRelations/categoryRelation/parent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es relation's parent catego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Category</text:p>
          </table:table-cell>
          <table:table-cell office:value-type="string" calcext:value-type="string">
            <text:p>/catalog/categoryRelations/categoryRelation/subCategory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sub-category det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categoryRelations/categoryRelation/subCategory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fies the sub-category in the re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Active</text:p>
          </table:table-cell>
          <table:table-cell office:value-type="string" calcext:value-type="string">
            <text:p>/catalog/categoryRelations/categoryRelation/subCategory/isActiv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active re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/catalog/categoryRelations/categoryRelation/subCategory/position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dicates sub-catotegory's position amongst its sibl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Configuration</text:p>
          </table:table-cell>
          <table:table-cell office:value-type="string" calcext:value-type="string">
            <text:p>/catalog/attributeConfigur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Attribute configuration det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s</text:p>
          </table:table-cell>
          <table:table-cell office:value-type="string" calcext:value-type="string">
            <text:p>/catalog/attributeConfiguration/attribu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list of attribu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/catalog/attributeConfiguration/attributes/attribu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details describing an attribu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attributeConfiguration/attributes/attribute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ttribute id, unique identification for an attribu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/catalog/attributeConfiguration/attributes/attribute/typ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ttribute type, one amongst those supported by the target 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/catalog/attributeConfiguration/attributes/attribute/nam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ttribute nam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alues</text:p>
          </table:table-cell>
          <table:table-cell office:value-type="string" calcext:value-type="string">
            <text:p>/catalog/attributeConfiguration/attributes/attribute/values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value definitions for attribute types - select, multiselect, bool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ueDef</text:p>
          </table:table-cell>
          <table:table-cell office:value-type="string" calcext:value-type="string">
            <text:p>/catalog/attributeConfiguration/attributes/attribute/values/valueDef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for describing a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attributeConfiguration/attributes/attribute/values/valueDef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ttribute value id, unique identification for an attribute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/catalog/attributeConfiguration/attributes/attribute/values/valueDef/valu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ue for the attribu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/catalog/attributeConfiguration/attributes/attribute/values/valueDef/position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osition for the attribu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Groups</text:p>
          </table:table-cell>
          <table:table-cell office:value-type="string" calcext:value-type="string">
            <text:p>/catalog/attributeConfiguration/attributeGrou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list of attribute group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Group</text:p>
          </table:table-cell>
          <table:table-cell office:value-type="string" calcext:value-type="string">
            <text:p>/catalog/attributeConfiguration/attributeGroups/attributeGrou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describing an attribute gro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attributeConfiguration/attributeGroups/attributeGroup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ttribute group id, unique identification for an attribute gro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/catalog/attributeConfiguration/attributeGroups/attributeGroup/nam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ttribute group na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upedAttributes</text:p>
          </table:table-cell>
          <table:table-cell office:value-type="string" calcext:value-type="string">
            <text:p>/catalog/attributeConfiguration/attributeGroups/attributeGroup/groupedAttribu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list of attributes in the attribute grou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tribute</text:p>
          </table:table-cell>
          <table:table-cell office:value-type="string" calcext:value-type="string">
            <text:p>/catalog/attributeConfiguration/attributeGroups/attributeGroup/groupedAttributes/attribut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identifying an attribu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/catalog/attributeConfiguration/attributeGroups/attributeGroup/groupedAttributes/attribute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o an existing attribu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Active</text:p>
          </table:table-cell>
          <table:table-cell office:value-type="string" calcext:value-type="string">
            <text:p>/catalog/attributeConfiguration/attributeGroups/attributeGroup/groupedAttributes/attribute/isActiv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active rel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sition</text:p>
          </table:table-cell>
          <table:table-cell office:value-type="string" calcext:value-type="string">
            <text:p>/catalog/attributeConfiguration/attributeGroups/attributeGroup/groupedAttributes/attribute/position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dicates attribute's position amongst its sibl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Sets</text:p>
          </table:table-cell>
          <table:table-cell office:value-type="string" calcext:value-type="string">
            <text:p>/catalog/attributeConfiguration/attributeSe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list of attribute se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Set</text:p>
          </table:table-cell>
          <table:table-cell office:value-type="string" calcext:value-type="string">
            <text:p>/catalog/attributeConfiguration/attributeSets/attributeS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describing an attribute 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attributeConfiguration/attributeSets/attributeSet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ttribute set id, unique identification for an attribute 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/catalog/attributeConfiguration/attributeSets/attributeSet/nam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ttribute set na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Groups</text:p>
          </table:table-cell>
          <table:table-cell office:value-type="string" calcext:value-type="string">
            <text:p>/catalog/attributeConfiguration/attributeSets/attributeSet/attributeGroups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list of attribute groups in the attribute se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tributeGroup</text:p>
          </table:table-cell>
          <table:table-cell office:value-type="string" calcext:value-type="string">
            <text:p>/catalog/attributeConfiguration/attributeSets/attributeSet/attributeGroups/attributeGrou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identifying an attribute grou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/catalog/attributeConfiguration/attributeSets/attributeSet/attributeGroups/attributeGroup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 to an existing attribute grou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Active</text:p>
          </table:table-cell>
          <table:table-cell office:value-type="string" calcext:value-type="string">
            <text:p>/catalog/attributeConfiguration/attributeSets/attributeSet/attributeGroups/attributeGroup/isActiv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active re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/catalog/produc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list of produc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/catalog/products/produc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details describing a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products/product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oduct id, unique identification for a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/catalog/products/product/typ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simple, indicates type of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/catalog/products/product/nam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oduct na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Active</text:p>
          </table:table-cell>
          <table:table-cell office:value-type="string" calcext:value-type="string">
            <text:p>/catalog/products/product/isActiv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active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Taxable</text:p>
          </table:table-cell>
          <table:table-cell office:value-type="string" calcext:value-type="string">
            <text:p>/catalog/products/product/isTaxabl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product is taxa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Shippable</text:p>
          </table:table-cell>
          <table:table-cell office:value-type="string" calcext:value-type="string">
            <text:p>/catalog/products/product/isShippabl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product is shippa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rtDescription</text:p>
          </table:table-cell>
          <table:table-cell office:value-type="string" calcext:value-type="string">
            <text:p>/catalog/products/product/shortDescription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hort description for the product, HTML tags could be pres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gDescription</text:p>
          </table:table-cell>
          <table:table-cell office:value-type="string" calcext:value-type="string">
            <text:p>/catalog/products/product/longDescription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ong description for the product, HTML tags could be pres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Keywords</text:p>
          </table:table-cell>
          <table:table-cell office:value-type="string" calcext:value-type="string">
            <text:p>/catalog/products/product/metaKeywords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ta keywords primarily for SEO purpo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Description</text:p>
          </table:table-cell>
          <table:table-cell office:value-type="string" calcext:value-type="string">
            <text:p>/catalog/products/product/metaDescription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ta description primarily for SEO purpos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geTitle</text:p>
          </table:table-cell>
          <table:table-cell office:value-type="string" calcext:value-type="string">
            <text:p>/catalog/products/product/pageTitl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ta information primarily for display in the browser’s title bar when the product is being viewe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allImageUrl</text:p>
          </table:table-cell>
          <table:table-cell office:value-type="string" calcext:value-type="string">
            <text:p>/catalog/products/product/smallImageUrl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rl to the 'small' image to be shown in product p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rgeImageUrl</text:p>
          </table:table-cell>
          <table:table-cell office:value-type="string" calcext:value-type="string">
            <text:p>/catalog/products/product/largeImageUrl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rl to the 'large' image to be shown in product p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iginalImageUrl</text:p>
          </table:table-cell>
          <table:table-cell office:value-type="string" calcext:value-type="string">
            <text:p>/catalog/products/product/originalImageUrl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rl to the 'actual' image to be shown in product p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/catalog/products/product/pric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Price of the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cialPrice</text:p>
          </table:table-cell>
          <table:table-cell office:value-type="string" calcext:value-type="string">
            <text:p>/catalog/products/product/specialPri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Promotional Price of a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/catalog/products/product/specialPrice/amount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Promotional Price amount of a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omDateTime</text:p>
          </table:table-cell>
          <table:table-cell office:value-type="string" calcext:value-type="string">
            <text:p>/catalog/products/product/specialPrice/fromDateTim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atetimestamp (UTC)</text:p>
          </table:table-cell>
          <table:table-cell office:value-type="string" calcext:value-type="string">
            <text:p>Start date and time of promotional price of a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DateTime</text:p>
          </table:table-cell>
          <table:table-cell office:value-type="string" calcext:value-type="string">
            <text:p>/catalog/products/product/specialPrice/toDateTim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atetimestamp (UTC)</text:p>
          </table:table-cell>
          <table:table-cell office:value-type="string" calcext:value-type="string">
            <text:p>End date and time of promotional price of a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/catalog/products/product/weigh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Weight of the product (primarily used for shipping cost estimation)</text:p>
          </table:table-cell>
          <table:table-cell table:number-columns-repeated="9"/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attributeSetId</text:p>
          </table:table-cell>
          <table:table-cell office:value-type="string" calcext:value-type="string">
            <text:p>/catalog/products/product/attributeSet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o an existing attribute 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Values</text:p>
          </table:table-cell>
          <table:table-cell office:value-type="string" calcext:value-type="string">
            <text:p>/catalog/products/product/attributeValues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list of attributes with values for the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/catalog/products/product/attributeValues/attribu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details describing an attribu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products/product/attributeValues/attribute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o an existing attribu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alueDefId</text:p>
          </table:table-cell>
          <table:table-cell office:value-type="string" calcext:value-type="string">
            <text:p>/catalog/products/product/attributeValues/attribute/valueDef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o one of the values defined for the attribute of types - select, multiselect, bool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/catalog/products/product/attributeValues/attribute/valu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ntains attribute value for attributes of type - text, textarea, d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Active</text:p>
          </table:table-cell>
          <table:table-cell office:value-type="string" calcext:value-type="string">
            <text:p>/catalog/products/product/attributeValues/attribute/isActiv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active attribu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entory</text:p>
          </table:table-cell>
          <table:table-cell office:value-type="string" calcext:value-type="string">
            <text:p>/catalog/products/product/invent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inventory status and settings of a produ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nageStock</text:p>
          </table:table-cell>
          <table:table-cell office:value-type="string" calcext:value-type="string">
            <text:p>/catalog/products/product/inventory/manageStoc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: N. To be used only for 'Drop-ship' products and 'made to order' produc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tp</text:p>
          </table:table-cell>
          <table:table-cell office:value-type="string" calcext:value-type="string">
            <text:p>/catalog/products/product/inventory/atp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ATP/Quantity of a product. Optional for Bundle/MPPA, Downloadable/Digital produc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owBackorders</text:p>
          </table:table-cell>
          <table:table-cell office:value-type="string" calcext:value-type="string">
            <text:p>/catalog/products/product/inventory/allowBackorders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 N. Y = Allow Qty Below 0 in Magento. N = No Backord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yProducts</text:p>
          </table:table-cell>
          <table:table-cell office:value-type="string" calcext:value-type="string">
            <text:p>/catalog/categoryProduc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list of categories products associ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yProduct</text:p>
          </table:table-cell>
          <table:table-cell office:value-type="string" calcext:value-type="string">
            <text:p>/catalog/categories/categoryProduc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details describing a category product re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yId</text:p>
          </table:table-cell>
          <table:table-cell office:value-type="string" calcext:value-type="string">
            <text:p>/catalog/categoryProducts/categoryProduct/category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o an existing catego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/catalog/categoryProducts/categoryProduct/product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details describing the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categoryProducts/categoryProduct/product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o an existing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Active</text:p>
          </table:table-cell>
          <table:table-cell office:value-type="string" calcext:value-type="string">
            <text:p>/catalog/categoryProducts/categoryProduct/product/isActiv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active re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/catalog/categoryProducts/categoryProduct/product/position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dicates product's position amongst its sibl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Associations</text:p>
          </table:table-cell>
          <table:table-cell office:value-type="string" calcext:value-type="string">
            <text:p>/catalog/productAssociations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list of product-product associ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sociation</text:p>
          </table:table-cell>
          <table:table-cell office:value-type="string" calcext:value-type="string">
            <text:p>/catalog/productAssociations/associ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details describing a product product associ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IdFrom</text:p>
          </table:table-cell>
          <table:table-cell office:value-type="string" calcext:value-type="string">
            <text:p>/catalog/productAssociations/association/productIdFrom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o an existing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sociatedProduct</text:p>
          </table:table-cell>
          <table:table-cell office:value-type="string" calcext:value-type="string">
            <text:p>/catalog/productAssociations/association/associatedProduct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details describing a associated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productAssociations/association/associatedProduct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o an existing product</text:p>
          </table:table-cell>
          <table:table-cell table:style-name="Default" table:number-columns-repeated="9"/>
          <table:table-cell table:number-columns-repeated="1009"/>
        </table:table-row>
        <table:table-row table:style-name="ro2">
          <table:table-cell office:value-type="string" calcext:value-type="string">
            <text:p>assocType</text:p>
          </table:table-cell>
          <table:table-cell office:value-type="string" calcext:value-type="string">
            <text:p>/catalog/productAssociations/association/associatedProduct/assocTyp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0 - X-Sell, 1 - Up-Sell, 2 - Accessory/Related Product, 3 - Variant/Associated Product</text:p>
          </table:table-cell>
          <table:table-cell table:style-name="Default" table:number-columns-repeated="9"/>
          <table:table-cell table:number-columns-repeated="1009"/>
        </table:table-row>
        <table:table-row table:style-name="ro1">
          <table:table-cell office:value-type="string" calcext:value-type="string">
            <text:p>isActive</text:p>
          </table:table-cell>
          <table:table-cell office:value-type="string" calcext:value-type="string">
            <text:p>/catalog/productAssociations/association/associatedProduct/isActiv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active relation</text:p>
          </table:table-cell>
          <table:table-cell table:style-name="Default" table:number-columns-repeated="9"/>
          <table:table-cell table:number-columns-repeated="1009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/catalog/productAssociations/association/associatedProduct/position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dicates product's position amongst its siblings</text:p>
          </table:table-cell>
          <table:table-cell table:style-name="Default" table:number-columns-repeated="9"/>
          <table:table-cell table:number-columns-repeated="1009"/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/catalog/productAssociations/association/associatedProduct/quanti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The quantity of a simple product that comprises a bundle product</text:p>
          </table:table-cell>
          <table:table-cell table:style-name="Default" table:number-columns-repeated="9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cale-to="8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00/00/0000</text:date>, <text:time style:data-style-name="N2" text:time-value="18:15:01.0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renik Bhura</meta:initial-creator>
    <meta:creation-date>2015-11-27T14:46:24.158000000</meta:creation-date>
    <dc:date>2015-12-21T18:15:41.848000000</dc:date>
    <dc:creator>Shrenik Bhura</dc:creator>
    <meta:editing-duration>PT6M25S</meta:editing-duration>
    <meta:editing-cycles>3</meta:editing-cycles>
    <meta:generator>LibreOffice/5.0.3.2$Windows_x86 LibreOffice_project/e5f16313668ac592c1bfb310f4390624e3dbfb75</meta:generator>
    <meta:document-statistic meta:table-count="1" meta:cell-count="582" meta:object-count="0"/>
  </office:meta>
</office:document-meta>
</file>